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7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7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3:43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586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92 Kommentare 1077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211</text:p>
          </table:table-cell>
          <table:table-cell table:number-columns-repeated="6"/>
        </table:table-row>
        <table:table-row table:style-name="ro1">
          <table:table-cell table:formula="of:=SUM([.A111:.A100000])" office:value-type="float" office:value="211" calcext:value-type="float">
            <text:p>211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nonymous Österre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. Juni 2020 um 16:28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mmer noch nicht glaubt das wir verarscht werden man achte drauf 1981wurde das schon veröffentlicht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ch..leute wacht doch endlich auf.. diese Regierung verarscht euch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Fehlinforma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zeig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4419271826650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mmer noch nicht glaubt das wir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077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anca Brandstä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 nix neues mehr. Einen comic hats damals auch gegeb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ogelt doch einfach mal den in Inzucht gelebten Robert Koch der seinen Doktortitel tatsächl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wann! Er ist ein nichts, gut ein Massenmörder und Pederast und so etwas ist in uns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chistischen Regierung hoch angesehen, wie erbärmlich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K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-Olaf Blieferin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Lügner und Bastar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jan Vuk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ktor Kovary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Ha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r werden wir verarscht ..geht um Macht und Kontrolle geleitet vom Satan, dank der Bibe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Gottes Wort) verstehe ich das Vorhaben....Gott liebt Dich...und die Verbindung zu Gott wüns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Dir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ene Fuc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r Virus ist ein Politischer Virus. Man will schon seit vielen Jahren sehr viele Menschen lo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den, wegen der Überbevölker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ena G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ri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tt Loh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ich wusste es auch schon lan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4419271826650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mmer noch nicht glaubt das wir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ina Rimov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 Olah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dair Si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opold Gatt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dies geschrieben hat wird wahrscheinlich jűdischer Abstammung sei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as Zsn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Su Abra Kadabra, die da oben verarschen un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Obweg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jana Lo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sten Schwa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uhüte auf, die Chemtrail fliegen heute wieder tief über die Scheibenwel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 für alle, die es noch nicht mitbekommen haben, Hitler lebt, Elvis auch und die Welt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gegangen. Und zwar 2000, 2006 und 2012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äusle Elisabe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limm ist die Leute lassen sich verarschen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min Arm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4419271826650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mmer noch nicht glaubt das wir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ja, lässt sich halt heutzutage leicht graphisch darstellen, dass es aussieht als wäre es damals s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her gesagt. Nicht dass ich behaupten will,dass es auf alle Fälle nicht stimmt! Aber ich bin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eptis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Arthur Gief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züglich Covid-19 gibt es ein Drehbuch aus dem Jahr 2016/17, denn zu jenem Zeitpunkt ist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dreht worden. Habt ihr Netflix? - Geht einmal auf die Kategorie Serien und gebt dort die Ser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My secret Terrius" ein. Drückt auf die Serie und auf "Weitere Folgen". Dort angelangt geht ihr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lge 10 von Staffel 1 und spult zu Minute 53 vor, und genießt diesen Blödsinn... Interessan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se sind sogar die Zahlen eins zu eins übernommen wo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Ja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Nostradamus hat damals schon prophezeit das 2020 Millionen über das Meer komm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erden, es werden aber keine Tiere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sel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Schinz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 eh die ganzen Flüchtlinge 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na Junkerei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ßt doch Covid 19 und nicht Covid 20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na Junkere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Birgfell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englischen Boulevardblatt „Daily Star", welche Das publizierte, veröffentlichte unter andere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ch, dass Elvis noch lebt und ein Zeitreisender ein Foto aus 2118 mitbrach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Buch, welches hier gemeint ist, von einer amerikanischen "Hellseherin" namens Sylv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wne, beschreibt ein paar Zukunftsszenarien, z.B., sollte es seit 2012 eine Heilung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ähmung und Parkinson geben, und 2020 werde Blindheit der Vergangenheit angehören.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zige, was ihrer Beschreibung, annähernd eingetreten ist, war die Beschreibung eines Virus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cher aber ein ganz anderes Verhalten zeigt, als COVID-19. Diese Vorhersage wurde n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ige Jahre nach dem Ausbruch des SARS-Virus getroffen. Wenn man sich nun die Abstä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ieht, in denen Viren der Coronafamilie aufgetaucht sind, war die Wahrscheinlichkeit hier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ffer zu landen, sehr hoch und eher ein „statistischen Glücksgriff“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4419271826650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mmer noch nicht glaubt das wir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Nech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h Gott die aliens sind in der Bundesregier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nning Rie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talie Scho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eg Hceru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mgard Mau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ist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Griess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 Stangl Richard Schmid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Loe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volksverbloedung rueckt immer naeh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i Hau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ab 2012 schon einen film dazu. dieses video hier sagt alles https://youtu.be/2hirXNs68g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GION - offizieller Trailer #1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inky Van da Berggas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skip.at/news/sie-habens-wieder-getan-die-simpsons-sagten-corona-voraus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 haben's wieder getan: Die Simpson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ip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4419271826650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mmer noch nicht glaubt das wir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y Natsus Eigentu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è Wüsstest du Gerne da hast deine simpsons Wahrsager x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Binde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rin Dieringer Sandra Dieringer Martina Kamleitn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ldegard Pils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leicht solltest du deine Augen aufmachen und die Welt um dich ansehen, dann würde nicht jed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t nachgeplappert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useZei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k... aufgewacht und was sollen wir nun machen?? Was soll es bringen... Technisch ist so vi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öglich in der heutigen Zeit.. Wer sagt das dieses Foto echt ist? Jetzt mal ehrlich, was soll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hen wenn es so wäre wie hier dargestellt ist? Das sind meiner Meinung nach Like-Bombs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ial Media... Sorry.. Ich glaub auch nicht alles was in den Mainstream Medien gebracht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grundsätzlich geht es uns nicht unbedingt schlecht... oder??? denkt mal lieber positiv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cht euch nicht immer negatives zur Diskussio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Einse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alles verasch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scha Nerox Etepate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das man erst jetzt versteht das die Regierung nichts weiter ist als eine verarsche... Würd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h dir empfehlen die Geschichtsbücher auszupacken und nochmal zu lesen. Schon seit 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Jahren wurde die Menschheit nicht besser sondern nur zuchtfie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offen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scha Nerox Etepate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i Senhofer no offense bitte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iner sagt die Wahrheit. Es geht immer um das eigene Eg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man keine Schulbücher vertraut dann würd ich mal in die Stadtbibliothek geh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rt nachlesen was passiert ist etc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bst wenn man Google verwendet findet man eini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4419271826650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mmer noch nicht glaubt das wir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uel Wolte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usste ich schon vorher, lieber öfters Teilen oder Posten als zu wenig..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c Chri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 Li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der mit Herz,Hirn und Verstand weiß, dass wir von unseren Totalversagern-sprich Regier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arscht werden.Nur Gehirnamputierte lassen sich von diesem Bundeskasperl und sein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matengefolge manipuli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y G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 Lito da kann ich ihnen beistimm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c Chr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llkoffern... Und wieso steht dann in dem Text dass das der Text über die Pandemie 200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öffentlicht wurde? Wie wärs wenn ihr Deppen zuerst les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LS Stögle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die Weltweite Regierung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Hesch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habs ja gewusst schon die ganze Zeit mein Gefühl hat mich noch nie getäuscht!!! Hah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 Vindeci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habe ich schon am 13. April gewuss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J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4419271826650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mmer noch nicht glaubt das wir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Bigsound K-t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y Leute! Bei mir um die Ecke ist gerade ein UFO gelande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kolaus Tausch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Bigsound K-torfer cool, bei dir auch!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a Tom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laubt denn noch irgendjemand an eine Pandemie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 erschließt sich nur der Sinn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a Bir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a Tomic leider noch sehr, sehr viele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a Tom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ta Eckert in Deutschland 0,0057% infizierte, ich lach mich to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Jsr 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ta Eckert ich kenn zwar ein par personen die ihn "hatten" aber alleine die tests sind zu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tern verurteil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o Jenci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a Tomic den Sinn des Ganzen kannst du bei Youtube finden, schau dir die Sachen v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Anon a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han Schu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Sinn? Kann sich hier irgendjemand vorstellen, woher aufeinmal die unzähligen Milliar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fspakete für all dìe Länder kommen? Ich meine es war bereits Anfang 2019 als Tru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n Corona Care contract mit einer Bank unterzeichnete. Aber recherchiert selber.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nnte mir vorstellen, das die Welt nun so hoch verschuldet ist, bei den privaten Weltbank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sie quasi schon verkauft ist weil sie nicht wissen wie sie das alles zurückzahlen sol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Wildhöl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was hat die Regierung davon, die Wirtschaft runter zu - fahr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m.facebook.com/anonymous.oesterreich/posts/14419271826650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mmer noch nicht glaubt das wir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Wildhöl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rsten Töpfer und der Nutz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i Hei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genau, alle haben Scheuklappen 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Wildhöl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rsten Töpfer ich glaube es wurde schon einiges zerstört, die Rechnung bekommen wir er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Wildhöl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i Heig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 Mayer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versuchen den Mittelstand ab zu schaffen, es wird dann nur mehr reich oder arm ge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zial Versicherung wird man dann selbst bezahlen müssen denn die 2mio die nor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chäftigt sind können dies nicht alleine schaffen Zustände werden kommen wie in and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änd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Wildhöl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rsten Töpfer ich hoffe die Menschen lernen daraus, das es so wie ,, vorher " nicht weiterge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tta Selten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Dame war auch eine Hellseheri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B Ru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ist der Rest von dem Zeitungsausschnitt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 Zeitung? Datum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hold Tem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lche Zeitung schreibt beim Artikel das Datum??? Sehr suspekt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4419271826650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mmer noch nicht glaubt das wir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Mairwö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m habens auch schon vorab gedreh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becca Reit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Mairwöger es wurde der name geändert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 Bonn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soll ein buch geben , komm aber nicht auf den titel, wo es auch um den virus ging und der er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ders hies und dann umbenannt wurde in covid 19 , kennt das buch jeman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 Bonn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a Stöckl genau das meinte ich danke , hab es irgendwann mal hier gelesen oder besser nu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opfschüttelnd überflo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 Bonn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hja da wurde gesagt das mit 2020 ist aus end of day und the eyes of darkness zusamm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würfelt und in dem buxh hies er erst gorki 400 , ich glaub ich bestell die mir mal und les 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vis Cat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mnjan Draganić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ir Jakub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Žanet Hodzic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4419271826650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mmer noch nicht glaubt das wir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Kug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kas Obwege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sicher gefa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o Jenci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kas Obwegeser jedoch ist es war, auch wenn es ein fake ist.. Hinterfragen, all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terfragen, Q Anon auf You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ky Fal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Kühlewi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ähn ach 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Stereo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so ,diese Regierung verarscht also die ganze Wel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di Sp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Stereobauer zumindest stecken fast alle unter einer Deck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ena Wi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*das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Scheria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gepla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J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4419271826650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mmer noch nicht glaubt das wir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Kal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östlich diese Satire Seite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y Hir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LLoren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dine Hah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mmy Yavu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m Mert Ela Özgen Aksu Caglar Bab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Baumgart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2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2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Liebenw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 Manuu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May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Schmi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i Schmied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amur Siriniq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elle Siriniq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s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stradamus stirbt nie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4419271826650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mmer noch nicht glaubt das wir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Casteve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s Müller es gab auch andere darunter einige anonyme 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4419271826650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29" calcext:value-type="float">
            <text:p>29</text:p>
          </table:table-cell>
          <table:table-cell table:style-name="ce7" table:formula="of:=COUNTIF([.D$1:.D$1048576];&quot;X&quot;)" office:value-type="float" office:value="15" calcext:value-type="float">
            <text:p>15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48" calcext:value-type="float">
            <text:p>48</text:p>
          </table:table-cell>
          <table:table-cell table:formula="of:=COUNTIF([.G$1:.G$1048576];&quot;X&quot;)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1406];[.D1406];[.F1406])"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1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5:11:28.07548720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5:35:43.761750776</dc:date>
    <meta:editing-duration>PT3M4S</meta:editing-duration>
    <meta:editing-cycles>3</meta:editing-cycles>
    <meta:document-statistic meta:table-count="1" meta:cell-count="909" meta:object-count="0"/>
  </office:meta>
</office:document-meta>
</file>